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list-style-name="L1">
      <style:text-properties officeooo:rsid="000215bd" officeooo:paragraph-rsid="000215bd"/>
    </style:style>
    <style:style style:name="P2" style:family="paragraph" style:parent-style-name="Standard" style:list-style-name="L1">
      <style:text-properties officeooo:rsid="000215bd" officeooo:paragraph-rsid="000387da"/>
    </style:style>
    <style:style style:name="P3" style:family="paragraph" style:parent-style-name="Standard" style:list-style-name="L1">
      <style:text-properties officeooo:rsid="000387da" officeooo:paragraph-rsid="000387da"/>
    </style:style>
    <style:style style:name="P4" style:family="paragraph" style:parent-style-name="Standard" style:list-style-name="L1">
      <style:text-properties officeooo:rsid="0003ced0" officeooo:paragraph-rsid="0003ced0"/>
    </style:style>
    <style:style style:name="P5" style:family="paragraph" style:parent-style-name="Standard" style:list-style-name="L1">
      <style:text-properties officeooo:rsid="00056c40" officeooo:paragraph-rsid="00056c40"/>
    </style:style>
    <style:style style:name="P6" style:family="paragraph" style:parent-style-name="Standard" style:list-style-name="L1">
      <style:text-properties officeooo:rsid="0005e41f" officeooo:paragraph-rsid="0005e41f"/>
    </style:style>
    <style:style style:name="P7" style:family="paragraph" style:parent-style-name="Standard" style:list-style-name="L1">
      <style:text-properties officeooo:rsid="00060753" officeooo:paragraph-rsid="0006075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87da" style:font-style-asian="normal" style:font-style-complex="normal"/>
    </style:style>
    <style:style style:name="T4" style:family="text">
      <style:text-properties fo:font-style="normal" officeooo:rsid="0003ced0" style:font-style-asian="normal" style:font-style-complex="normal"/>
    </style:style>
    <style:style style:name="T5" style:family="text">
      <style:text-properties fo:font-style="normal" officeooo:rsid="00056c40" style:font-style-asian="normal" style:font-style-complex="normal"/>
    </style:style>
    <style:style style:name="T6" style:family="text">
      <style:text-properties fo:font-style="normal" officeooo:rsid="0006075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102184" text:style-name="L1">
        <text:list-item>
          <text:p text:style-name="P1">Intro of team members</text:p>
        </text:list-item>
        <text:list-item>
          <text:p text:style-name="P1">Brief overview of project</text:p>
          <text:list>
            <text:list-item>
              <text:p text:style-name="P1">what GURPS is</text:p>
            </text:list-item>
            <text:list-item>
              <text:p text:style-name="P1">book we’re basing things off of</text:p>
            </text:list-item>
            <text:list-item>
              <text:p text:style-name="P1">what exactly we’ve made. (item generation website, users can add their own stuff in)</text:p>
            </text:list-item>
            <text:list-item>
              <text:p text:style-name="P1">current state (unfinished, talk about how database and most of low level foundation is in place, just a matter of adding each of the little functions back and forth)</text:p>
            </text:list-item>
          </text:list>
        </text:list-item>
        <text:list-item>
          <text:p text:style-name="P1">Clear definition of target users</text:p>
          <text:list>
            <text:list-item>
              <text:p text:style-name="P1">GURPS can be kinda complicated</text:p>
            </text:list-item>
            <text:list-item>
              <text:p text:style-name="P1">automating systems in the game that <text:span text:style-name="T1">CAN</text:span><text:span text:style-name="T2"> be automated helps improve game flow for players</text:span></text:p>
            </text:list-item>
          </text:list>
        </text:list-item>
        <text:list-item>
          <text:p text:style-name="P3"><text:span text:style-name="T2">Importance for target users</text:span></text:p>
          <text:list>
            <text:list-item>
              <text:p text:style-name="P2"><text:span text:style-name="T2">GURPS is a system all about making custom stuff that all works together, and there’s a bunch of community software and stat tables created and provided by the community.</text:span></text:p>
            </text:list-item>
            <text:list-item>
              <text:p text:style-name="P2"><text:span text:style-name="T2">The system would therefore appeal to target users because it allows optimization of one part of the game, and also </text:span><text:span text:style-name="T3">allows community interaction to create new tables to pull from</text:span></text:p>
            </text:list-item>
            <text:list-item>
              <text:p text:style-name="P3"><text:span text:style-name="T2">The system has a lot of potential for future expansion, as users are able to endlessly create new content to share with each other.</text:span></text:p>
            </text:list-item>
            <text:list-item>
              <text:p text:style-name="P3"><text:span text:style-name="T2">Even though our initial design was too ambitious for us to complete within the time we allotted ourselves, there’s still plenty of room for adding new features and quality of life updates.</text:span></text:p>
              <text:list>
                <text:list-item>
                  <text:p text:style-name="P3"><text:span text:style-name="T2">making better editor in web browser</text:span></text:p>
                </text:list-item>
                <text:list-item>
                  <text:p text:style-name="P3"><text:span text:style-name="T2">desktop version for those who prefer desktop applications</text:span></text:p>
                </text:list-item>
                <text:list-item>
                  <text:p text:style-name="P3"><text:span text:style-name="T2">allowing users to host databases as well in some way</text:span></text:p>
                </text:list-item>
                <text:list-item>
                  <text:p text:style-name="P3"><text:span text:style-name="T2">database is designed to be as generic as we could make it, much like GURPS, but if we had time and a desire to do so, we could </text:span><text:span text:style-name="T4">definitely</text:span><text:span text:style-name="T2"> make more explicit tables for various things.</text:span></text:p>
                </text:list-item>
              </text:list>
            </text:list-item>
          </text:list>
        </text:list-item>
        <text:list-item>
          <text:p text:style-name="P4"><text:span text:style-name="T2">Technical details:</text:span></text:p>
          <text:list>
            <text:list-item>
              <text:p text:style-name="P4"><text:span text:style-name="T2">database diagram, split database into AppRecords and GeneratedItems schemas, the conceptual difference between the two</text:span></text:p>
            </text:list-item>
            <text:list-item>
              <text:p text:style-name="P4"><text:span text:style-name="T2">C# for backend and a bunch of logic stuff, SQL for the database, React for frontend. Talk about what the Web-API is</text:span></text:p>
            </text:list-item>
            <text:list-item>
              <text:p text:style-name="P4"><text:span text:style-name="T2">In terms of design and implementation, also talk about overall design structure of backend, such as </text:span><text:span text:style-name="T1">repositories</text:span><text:span text:style-name="T2">, </text:span><text:span text:style-name="T1">queries</text:span><text:span text:style-name="T2">, </text:span><text:span text:style-name="T1">data delegates</text:span><text:span text:style-name="T2">, </text:span><text:span text:style-name="T1">controllers</text:span><text:span text:style-name="T2">, and </text:span><text:span text:style-name="T1">model</text:span><text:span text:style-name="T2"> classes</text:span></text:p>
              <text:list>
                <text:list-item>
                  <text:p text:style-name="P4"><text:span text:style-name="T2">Repos: Used as a “front facing interface” for easily manipulating the data from the backend/WebAPI. Each operation is a method with clear parameters and return types, making it simple to make a request to the database and get stuff from it.</text:span></text:p>
                </text:list-item>
                <text:list-item>
                  <text:p text:style-name="P4"><text:span text:style-name="T2">Queries: Obviously providing the support to actually get stuff out of the database. We went a bit overboard on what kinds of operations we designed to allow for, so we have 83 different sql procedures defined.</text:span></text:p>
                </text:list-item>
                <text:list-item>
                  <text:p text:style-name="P4"><text:span text:style-name="T2">Controllers: Used in Web-API, take usability of Repo classes and relay information back and forth between frontend and backend.</text:span></text:p>
                </text:list-item>
                <text:list-item>
                  <text:p text:style-name="P4"><text:span text:style-name="T2">Models: Each model class is basically a well documented container for holding a row of information from a particular table in the database. </text:span><text:span text:style-name="T5">Model classes are the actual objects passed around when the database returns data.</text:span></text:p>
                </text:list-item>
                <text:list-item>
                  <text:p text:style-name="P5"><text:span text:style-name="T2">DataDelegates: Data delegate classes act as an in-between for the repo classes, queries, models, and the DataAccess project, which actually executes the sql commands. One data delegate class is defined for each procedure that we support, and handles the job of actually putting the parameters for a particular operation into the command objects for </text:span><text:soft-page-break/><text:span text:style-name="T2">the DataAccess project, and handling the logic for translating raw data from the database reader into model objects. </text:span></text:p>
                </text:list-item>
              </text:list>
            </text:list-item>
          </text:list>
        </text:list-item>
        <text:list-item>
          <text:p text:style-name="P5"><text:span text:style-name="T2">Demo for applications</text:span></text:p>
          <text:list>
            <text:list-item>
              <text:p text:style-name="P6"><text:span text:style-name="T2">Login, check statistics, talk about how “default” tables are available without logging in, </text:span><text:span text:style-name="T6">while creating an account and logging in will allow you to view user-created tables</text:span></text:p>
            </text:list-item>
            <text:list-item>
              <text:p text:style-name="P7"><text:span text:style-name="T2">Items can be generated by clicking the “generate items” button. Show how despite the frontend not being hooked up yet, items are still generated in inventory and can be retrieved with report query</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9T07:44:07.202000000</meta:creation-date>
    <meta:generator>LibreOffice/7.0.1.2$Windows_X86_64 LibreOffice_project/7cbcfc562f6eb6708b5ff7d7397325de9e764452</meta:generator>
    <dc:date>2021-11-29T09:38:45.349000000</dc:date>
    <meta:editing-duration>PT25M53S</meta:editing-duration>
    <meta:editing-cycles>1</meta:editing-cycles>
    <meta:document-statistic meta:table-count="0" meta:image-count="0" meta:object-count="0" meta:page-count="2" meta:paragraph-count="30" meta:word-count="624" meta:character-count="3613" meta:non-whitespace-character-count="3048"/>
  </office:meta>
</office:document-meta>
</file>